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641e" officeooo:paragraph-rsid="0013641e"/>
    </style:style>
    <style:style style:name="P2" style:family="paragraph" style:parent-style-name="Standard">
      <style:text-properties officeooo:rsid="00151ddc" officeooo:paragraph-rsid="00151ddc"/>
    </style:style>
    <style:style style:name="P3" style:family="paragraph" style:parent-style-name="Standard">
      <style:text-properties officeooo:rsid="0016bc35" officeooo:paragraph-rsid="0016bc35"/>
    </style:style>
    <style:style style:name="P4" style:family="paragraph" style:parent-style-name="Standard">
      <style:text-properties officeooo:rsid="0016bc35" officeooo:paragraph-rsid="0013641e"/>
    </style:style>
    <style:style style:name="T1" style:family="text">
      <style:text-properties officeooo:rsid="00151ddc"/>
    </style:style>
    <style:style style:name="T2" style:family="text">
      <style:text-properties officeooo:rsid="0016bc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e do Bot:</text:p>
      <text:p text:style-name="P1"/>
      <text:p text:style-name="P1">Criar um GitHub com este projeto, bem como uma makefile e um projeto PyCharm para que os orientadores possam testar e avaliar o código. Colocar no mesmo repositório uma pasta com todos os rascunhos feitos nas reuniões (digitalizar as folhas e colocá-las), e um ficheiro de texto, onde eu e os orientadores possamos escrever notas e apontamentos para trocar ideias e criticas.</text:p>
      <text:p text:style-name="P1"/>
      <text:p text:style-name="P1">Fazer um esqueleto inicial do Bot, onde processa pedidos muito simples (mesmo com expressões regulares), que tenha uma BD relacional com todo o seu conhecimento e uma BD não relacional com o conhecimento dos utilizadores.</text:p>
      <text:p text:style-name="P1"/>
      <text:p text:style-name="P1">O objetivo desta BD relacional é conciliar todo o conhecimento que vai ser adquirido e extraído da interação do Bot com utilizadores e a criação de script que percorram a Web para o enriquecer.</text:p>
      <text:p text:style-name="P1"/>
      <text:p text:style-name="P1">Já o objetivo da BD não relacional dos utilizadores, é armazenar todo o tipo de dados que vai ser adquirido dos diferentes utilizadores que interajam com o Bot. No sentido em que vários utilizadores podem ter campos de dados diferentes, e mesmo o Bot pode acrescentar campos aos dados dos utilizadores.</text:p>
      <text:p text:style-name="P1"/>
      <text:p text:style-name="P1">Utilizar o módulo NLTK pois já contém alguma coisa feita em Português, construir <text:s/>e visualizar a árvore do parse, com nomes, adjetivos, verbos, sujeitos, predicados, etc.</text:p>
      <text:p text:style-name="P1"/>
      <text:p text:style-name="P1">Após construir este Esqueleto básico de funcionamento, começar por implementar e analisar as diversas técnicas de Machine Learning para o Bot.</text:p>
      <text:p text:style-name="P4"/>
      <text:p text:style-name="P3">Não esquecer também de que o Bot deve ter uma estado e uma “função f” que processa os pedidos.</text:p>
      <text:p text:style-name="P1"/>
      <text:p text:style-name="P2">Dar ao Bot capacidade de reação, ou seja, este pode fazer perguntas aos utilizadores de forma a consolidar conhecimento e dar-lhe, de certa forma, uma aparência/c<text:span text:style-name="T2">o</text:span>mportamento mais humano.</text:p>
      <text:p text:style-name="P3">Por exemplo, em vez de dar respostas ao utilizador, pode dar perguntas e espera uma resposta do utilizador.</text:p>
      <text:p text:style-name="P1"/>
      <text:p text:style-name="P1"/>
      <text:p text:style-name="P1">BD de conhecimento:</text:p>
      <text:p text:style-name="P1"><text:tab/>Iniciá-la com conhecimento acerca de música, nome dos autores e obras. <text:span text:style-name="T1">(Isto é um exemplo de capacidade que o Bot pode ter em que um utilizador peça uma informaçãao acerca de algum compositor ou obra, e o Bot seja capaz de a fornecer e aprender com ela.)</text:span></text:p>
      <text:p text:style-name="P1"/>
      <text:p text:style-name="P1">BD dos utilizadores:</text:p>
      <text:p text:style-name="P1"><text:tab/>Iniciá-la com um “modelo” <text:s/><text:span text:style-name="T1">básico onde tenhamos informação acerca de que localização e data do acesso e o <text:s/>nome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09:43:09.722743002</meta:creation-date>
    <dc:date>2017-12-12T10:05:14.791772713</dc:date>
    <meta:editing-duration>PT10M1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369" meta:character-count="2210" meta:non-whitespace-character-count="1850"/>
  </office:meta>
</office:document-meta>
</file>